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start="Arrowheads_20_1" draw:marker-end="Arrowheads_20_1" draw:marker-end-width="0.3cm" draw:fill="none" draw:textarea-vertical-align="middle"/>
    </style:style>
    <style:style style:name="gr7" style:family="graphic" style:parent-style-name="standard">
      <style:graphic-properties draw:marker-end="" draw:textarea-horizontal-align="justify" draw:textarea-vertical-align="middle" draw:auto-grow-height="false"/>
    </style:style>
    <style:style style:name="gr8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9" style:family="graphic" style:parent-style-name="standard">
      <style:graphic-properties draw:marker-end="Arrowheads_20_1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.893cm" svg:height="0.635cm" svg:x="2.155cm" svg:y="9.509cm">
          <text:p text:style-name="P1"><text:span text:style-name="T1">Nom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945cm" svg:height="0.762cm" svg:x="1.635cm" svg:y="5.826cm">
          <text:p text:style-name="P1"><text:span text:style-name="T1">FreedomJoysti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976cm" svg:height="0.556cm" svg:x="2.072cm" svg:y="2.095cm">
          <text:p text:style-name="P1"><text:span text:style-name="T1">jo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155cm" svg:height="0.927cm" svg:x="1.508cm" svg:y="3.921cm">
          <text:p text:style-name="P1"><text:span text:style-name="T1">/jo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2.735cm" svg:height="0.927cm" svg:x="1.762cm" svg:y="7.693cm">
          <text:p text:style-name="P1"><text:span text:style-name="T1">/cmd_v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2.945cm" svg:height="0.927cm" svg:x="1.635cm" svg:y="11.541cm">
          <text:p text:style-name="P1"><text:span text:style-name="T1">/odo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3.06cm" svg:y1="2.651cm" svg:x2="3.086cm" svg:y2="3.921cm" draw:start-shape="id1" draw:start-glue-point="8" draw:end-shape="id2" draw:end-glue-point="4" svg:d="m3060 2651v635h26v635">
          <text:p/>
        </draw:connector>
        <draw:connector draw:style-name="gr5" draw:text-style-name="P1" draw:layer="layout" svg:x1="3.086cm" svg:y1="4.848cm" svg:x2="3.108cm" svg:y2="5.826cm" draw:start-shape="id2" draw:start-glue-point="6" draw:end-shape="id3" draw:end-glue-point="4" svg:d="m3086 4848v489h22v489">
          <text:p/>
        </draw:connector>
        <draw:connector draw:style-name="gr5" draw:text-style-name="P1" draw:layer="layout" draw:line-skew="0.083cm" svg:x1="3.108cm" svg:y1="6.588cm" svg:x2="3.13cm" svg:y2="7.693cm" draw:start-shape="id3" draw:start-glue-point="8" draw:end-shape="id4" draw:end-glue-point="4" svg:d="m3108 6588v636h22v469">
          <text:p/>
        </draw:connector>
        <draw:connector draw:style-name="gr5" draw:text-style-name="P1" draw:layer="layout" svg:x1="3.13cm" svg:y1="8.62cm" svg:x2="3.102cm" svg:y2="9.509cm" draw:start-shape="id4" draw:start-glue-point="6" draw:end-shape="id5" draw:end-glue-point="4" svg:d="m3130 8620v444h-28v445">
          <text:p/>
        </draw:connector>
        <draw:connector draw:style-name="gr5" draw:text-style-name="P1" draw:layer="layout" svg:x1="3.102cm" svg:y1="10.144cm" svg:x2="3.108cm" svg:y2="11.541cm" draw:start-shape="id5" draw:start-glue-point="8" draw:end-shape="id6" draw:end-glue-point="4" svg:d="m3102 10144v698h6v699">
          <text:p/>
        </draw:connector>
        <draw:custom-shape draw:style-name="gr3" draw:text-style-name="P1" xml:id="id9" draw:id="id9" draw:layer="layout" svg:width="2.159cm" svg:height="0.889cm" svg:x="10.069cm" svg:y="14.784cm">
          <text:p text:style-name="P1">/t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7" draw:id="id7" draw:layer="layout" svg:width="2.667cm" svg:height="0.635cm" svg:x="15.224cm" svg:y="8.62cm">
          <text:p text:style-name="P1">hokuyo_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2.667cm" svg:height="0.889cm" svg:x="15.224cm" svg:y="10.017cm">
          <text:p text:style-name="P1">/base_sc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6.558cm" svg:y1="9.255cm" svg:x2="16.558cm" svg:y2="10.017cm" draw:start-shape="id7" draw:start-glue-point="8" draw:end-shape="id8" draw:end-glue-point="4" svg:d="m16558 9255v762">
          <text:p/>
        </draw:connector>
        <draw:custom-shape draw:style-name="gr3" draw:text-style-name="P1" xml:id="id10" draw:id="id10" draw:layer="layout" svg:width="2.413cm" svg:height="0.889cm" svg:x="4.937cm" svg:y="11.922cm">
          <text:p text:style-name="P1">gmapp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0.069cm" svg:y1="15.228cm" svg:x2="5.29cm" svg:y2="12.681cm" draw:start-shape="id9" draw:start-glue-point="5" draw:end-shape="id10" draw:end-glue-point="7" svg:d="m10069 15228h-4779v-2547">
          <text:p/>
        </draw:connector>
        <draw:connector draw:style-name="gr5" draw:text-style-name="P1" draw:layer="layout" svg:x1="15.224cm" svg:y1="10.461cm" svg:x2="6.144cm" svg:y2="11.922cm" draw:start-shape="id8" draw:start-glue-point="5" draw:end-shape="id10" draw:end-glue-point="4" svg:d="m15224 10461h-9080v1461">
          <text:p/>
        </draw:connector>
        <draw:custom-shape draw:style-name="gr3" draw:text-style-name="P1" xml:id="id13" draw:id="id13" draw:layer="layout" svg:width="2.286cm" svg:height="1.016cm" svg:x="8.112cm" svg:y="11.795cm">
          <text:p text:style-name="P1">map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1" draw:id="id11" draw:layer="layout" svg:width="2.159cm" svg:height="0.762cm" svg:x="7.477cm" svg:y="13.573cm">
          <text:p text:style-name="P1">map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svg:x1="6.997cm" svg:y1="12.681cm" svg:x2="7.477cm" svg:y2="13.954cm" draw:start-shape="id10" draw:start-glue-point="9" draw:end-shape="id11" draw:end-glue-point="6" svg:d="m6997 12681v1273h480">
          <text:p/>
        </draw:connector>
        <draw:custom-shape draw:style-name="gr3" draw:text-style-name="P1" xml:id="id12" draw:id="id12" draw:layer="layout" svg:width="2.286cm" svg:height="0.889cm" svg:x="15.351cm" svg:y="11.922cm">
          <text:p text:style-name="P1">amc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6.558cm" svg:y1="10.906cm" svg:x2="16.494cm" svg:y2="11.922cm" draw:start-shape="id8" draw:start-glue-point="6" draw:end-shape="id12" draw:end-glue-point="4" svg:d="m16558 10906v508h-64v508">
          <text:p/>
        </draw:connector>
        <draw:connector draw:style-name="gr5" draw:text-style-name="P1" draw:layer="layout" svg:x1="10.398cm" svg:y1="12.303cm" svg:x2="11.922cm" svg:y2="12.303cm" draw:start-shape="id13" draw:start-glue-point="10" draw:end-shape="id14" draw:end-glue-point="5" svg:d="m10398 12303h1524">
          <text:p/>
        </draw:connector>
        <draw:connector draw:style-name="gr5" draw:text-style-name="P1" draw:layer="layout" svg:x1="14.462cm" svg:y1="12.303cm" svg:x2="15.351cm" svg:y2="12.366cm" draw:start-shape="id14" draw:start-glue-point="7" draw:end-shape="id12" draw:end-glue-point="6" svg:d="m14462 12303h445v63h444">
          <text:p/>
        </draw:connector>
        <draw:custom-shape draw:style-name="gr3" draw:text-style-name="P1" xml:id="id15" draw:id="id15" draw:layer="layout" svg:width="4.699cm" svg:height="0.762cm" svg:x="8.799cm" svg:y="7.926cm">
          <text:p text:style-name="P1">static_transform_publis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1.149cm" svg:y1="8.688cm" svg:x2="11.149cm" svg:y2="14.784cm" draw:start-shape="id15" draw:start-glue-point="8" draw:end-shape="id9" draw:end-glue-point="4" svg:d="m11149 8688v6096">
          <text:p/>
        </draw:connector>
        <draw:custom-shape draw:style-name="gr8" draw:text-style-name="P1" xml:id="id16" draw:id="id16" draw:layer="layout" svg:width="2.667cm" svg:height="0.889cm" svg:x="9.815cm" svg:y="5.894cm">
          <text:p text:style-name="P1">sensor position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svg:x1="11.149cm" svg:y1="6.783cm" svg:x2="11.149cm" svg:y2="7.926cm" draw:start-shape="id16" draw:start-glue-point="7" draw:end-shape="id15" draw:end-glue-point="4" svg:d="m11149 6783v1143">
          <text:p/>
        </draw:connector>
        <draw:connector draw:style-name="gr6" draw:text-style-name="P1" draw:layer="layout" svg:x1="12.228cm" svg:y1="15.228cm" svg:x2="16.494cm" svg:y2="12.811cm" draw:start-shape="id9" draw:start-glue-point="7" draw:end-shape="id12" draw:end-glue-point="8" svg:d="m12228 15228h4266v-2417">
          <text:p/>
        </draw:connector>
        <draw:custom-shape draw:style-name="gr9" draw:text-style-name="P1" xml:id="id14" draw:id="id14" draw:layer="layout" svg:width="2.54cm" svg:height="0.762cm" svg:x="11.922cm" svg:y="11.922cm">
          <text:p text:style-name="P1">/static_map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svg:x1="4.048cm" svg:y1="9.827cm" svg:x2="11.149cm" svg:y2="14.784cm" draw:start-shape="id5" draw:start-glue-point="10" draw:end-shape="id9" draw:end-glue-point="4" svg:d="m4048 9827h7101v4957">
          <text:p/>
        </draw:connector>
        <draw:connector draw:style-name="gr5" draw:text-style-name="P1" draw:layer="layout" svg:x1="8.557cm" svg:y1="13.573cm" svg:x2="9.255cm" svg:y2="12.811cm" draw:start-shape="id11" draw:start-glue-point="5" draw:end-shape="id13" draw:end-glue-point="8" svg:d="m8557 13573v-380h698v-382">
          <text:p/>
        </draw:connector>
        <draw:custom-shape draw:style-name="gr9" draw:text-style-name="P1" xml:id="id17" draw:id="id17" draw:layer="layout" svg:width="2.794cm" svg:height="1.143cm" svg:x="17.383cm" svg:y="13.319cm">
          <text:p text:style-name="P1">/amcl_po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7.637cm" svg:y1="12.366cm" svg:x2="18.78cm" svg:y2="13.319cm" draw:start-shape="id12" draw:start-glue-point="10" draw:end-shape="id17" draw:end-glue-point="4" svg:d="m17637 12366h1143v9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s Terwijn</meta:initial-creator>
    <meta:creation-date>2012-07-12T14:49:09</meta:creation-date>
    <meta:generator>LibreOffice/3.5$Linux_X86_64 LibreOffice_project/7122e39-92ed229-498d286-15e43b4-d70da21</meta:generator>
    <dc:date>2012-07-12T16:36:38</dc:date>
    <dc:creator>Bas Terwijn</dc:creator>
    <meta:editing-duration>PT1H21M9S</meta:editing-duration>
    <meta:editing-cycles>12</meta:editing-cycles>
    <meta:document-statistic meta:object-count="35"/>
  </office:meta>
</office:document-meta>
</file>